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" svg:font-family="'DejaVu Sans'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in" fo:margin-right="0in" fo:text-indent="0.4in" style:auto-text-indent="false"/>
    </style:style>
    <style:style style:name="P7" style:family="paragraph" style:parent-style-name="Text_20_body">
      <style:paragraph-properties fo:margin-left="0in" fo:margin-right="0in" fo:text-indent="0in" style:auto-text-indent="false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Standard" style:master-page-name="Standard">
      <style:paragraph-properties fo:text-align="center" style:justify-single-word="false" fo:orphans="0" fo:widows="0" style:page-number="auto"/>
      <style:text-properties fo:font-size="12pt" style:font-size-asian="12pt" style:font-size-complex="12pt"/>
    </style:style>
    <style:style style:name="P11" style:family="paragraph" style:parent-style-name="Standard" style:list-style-name="L1"/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2">
      <style:paragraph-properties fo:break-before="page"/>
    </style:style>
    <style:style style:name="P18" style:family="paragraph">
      <style:paragraph-properties style:writing-mode="lr-tb"/>
    </style:style>
    <style:style style:name="T1" style:family="text">
      <style:text-properties fo:background-color="#ffff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0.05in" fo:margin-right="0.05in" fo:margin-top="0.05in" fo:margin-bottom="0.05in"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3" style:family="graphic" style:parent-style-name="Frame">
      <style:graphic-properties style:wrap="dynamic" style:number-wrapped-paragraphs="no-limit" style:vertical-pos="top" style:vertical-rel="baseline" style:horizontal-pos="center" style:horizontal-rel="paragraph"/>
    </style:style>
    <style:style style:name="fr4" style:family="graphic" style:parent-style-name="Graphics">
      <style:graphic-properties fo:margin-left="0.05in" fo:margin-right="0.05in" fo:margin-top="0.05in" fo:margin-bottom="0.05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.0201in" fo:border="0.0138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31128416">
          <text:deletion>
            <office:change-info>
              <dc:creator>user_phmf6</dc:creator>
              <dc:date>2010-09-24T08:53:00</dc:date>
            </office:change-info>
            <text:p text:style-name="Standard">содержимое</text:p>
          </text:deletion>
        </text:changed-region>
        <text:changed-region text:id="ct116114864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17306288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44914624">
          <text:deletion>
            <office:change-info>
              <dc:creator>user_phmf6</dc:creator>
              <dc:date>2010-09-24T08:53:00</dc:date>
            </office:change-info>
            <text:p text:style-name="Standard">С</text:p>
          </text:deletion>
        </text:changed-region>
        <text:changed-region text:id="ct146918224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32097648">
          <text:deletion>
            <office:change-info>
              <dc:creator>user_phmf6</dc:creator>
              <dc:date>2010-09-24T08:53:00</dc:date>
            </office:change-info>
            <text:p text:style-name="Standard">еть</text:p>
          </text:deletion>
        </text:changed-region>
        <text:changed-region text:id="ct13133217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28412176">
          <text:deletion>
            <office:change-info>
              <dc:creator>user_phmf6</dc:creator>
              <dc:date>2010-09-24T08:53:00</dc:date>
            </office:change-info>
            <text:p text:style-name="Standard">м</text:p>
          </text:deletion>
        </text:changed-region>
        <text:changed-region text:id="ct101307904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48817872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130688816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112736256">
          <text:deletion>
            <office:change-info>
              <dc:creator>user_phmf6</dc:creator>
              <dc:date>2010-09-24T08:54:00</dc:date>
            </office:change-info>
            <text:p text:style-name="Standard">содержимого </text:p>
          </text:deletion>
        </text:changed-region>
        <text:changed-region text:id="ct131389216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112777920">
          <text:insertion>
            <office:change-info>
              <dc:creator>user_phmf6</dc:creator>
              <dc:date>2010-09-24T08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>КУРСОВАЯ РАБОТА</text:p>
      <text:p text:style-name="P4">Тема: <text:span text:style-name="T2">Разработка пользовательского интерфейса сайта для изучения неизвестных иностранных слов в субтитрах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ыполнил студент гр. 5057/2<text:tab/>В.В. Руцкий</text:p>
      <text:p text:style-name="P3"/>
      <text:p text:style-name="P3">Преподаватель:<text:tab/><text:tab/><text:tab/>Н.Б. Суетова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4">Содержание</text:p>
          </text:index-title>
          <text:p text:style-name="P15">Тема работы<text:tab/>3</text:p>
          <text:p text:style-name="P15">Сравнение с аналогами<text:tab/>3</text:p>
          <text:p text:style-name="P15">Целевая аудитория<text:tab/>4</text:p>
          <text:p text:style-name="P13">Пользовательские истории<text:tab/>4</text:p>
          <text:p text:style-name="P15">Анализ требований<text:tab/>4</text:p>
          <text:p text:style-name="P15">Внешняя спецификация<text:tab/>5</text:p>
          <text:p text:style-name="P13">Варианты использования<text:tab/>5</text:p>
          <text:p text:style-name="P13">Диаграммы деятельности<text:tab/>5</text:p>
          <text:p text:style-name="P13">Диаграммы состояний<text:tab/>9</text:p>
          <text:p text:style-name="P13">Прототип<text:tab/>10</text:p>
          <text:p text:style-name="P15">Руководство пользователя<text:tab/>14</text:p>
          <text:p text:style-name="P15">План тестирования<text:tab/>14</text:p>
        </text:index-body>
      </text:table-of-content>
      <text:p text:style-name="Heading"/>
      <text:h text:style-name="P16" text:outline-level="1">Тема работы</text:h>
      <text:p text:style-name="Standard">Данный сервис предназначен для людей со средним знанием<office:annotation><dc:creator>user_phmf6</dc:creator><dc:date>2010-09-24T08:52:00</dc:date><text:p text:style-name="P18"><text:span text:style-name="T3">Критерий?</text:span></text:p></office:annotation> английского языка, которые могут смотреть и понимать большую часть просматриваемой серии на иностранном языке, но ещё неизвестные для них 5-10% слов или выражений в серии не дают полностью понять <text:change text:change-id="ct131128416"/><text:change-start text:change-id="ct116114864"/>содержание<text:change-end text:change-id="ct116114864"/>.</text:p>
      <text:p text:style-name="Standard"><text:change-start text:change-id="ct117306288"/>Если зритель <text:change-end text:change-id="ct117306288"/><text:change text:change-id="ct144914624"/><text:change-start text:change-id="ct146918224"/>с<text:change-end text:change-id="ct146918224"/>мотр<text:change text:change-id="ct132097648"/><text:change-start text:change-id="ct131332176"/>ит<text:change-end text:change-id="ct131332176"/> сериал с субтитрами и подсматривание<text:change text:change-id="ct128412176"/><text:change-start text:change-id="ct101307904"/>т<text:change-end text:change-id="ct101307904"/> в словарь при обнаружении неизвестных слов<text:change-start text:change-id="ct48817872"/>, то это <text:change-end text:change-id="ct48817872"/><text:s/>отвлекает <text:change-start text:change-id="ct130688816"/>его <text:change-end text:change-id="ct130688816"/>от <text:change text:change-id="ct112736256"/><text:change-start text:change-id="ct131389216"/>содержания <text:change-end text:change-id="ct131389216"/>серии и не даёт погрузиться в просмотр. Чтение субтитров до просмотра серии приводит к раскрытию сюжета и просмотр эпизода сериала становится уже неинтересным.</text:p>
      <text:p text:style-name="Standard">Оптимальным для зрителя выходом было бы иметь словарь неизвестных для него слов или выражений для серии, которую он собирается посмотреть, перемешанных и приведённых к исходным формам так, чтобы никак не отражать содержимое серии. Тогда он мог бы изучить новые слова непосредственно перед просмотром серии и смотреть эпизод<text:change-start text:change-id="ct112777920"/>,<text:change-end text:change-id="ct112777920"/> зная практически весь используемый в серии набор иностранных слов.</text:p>
      <text:p text:style-name="Standard">Проектируемый сервис предназначен для составления такого словаря неизвестных <text:s/>слов.</text:p>
      <text:p text:style-name="P6">Базовый вариант использования следующий:</text:p>
      <text:list xml:id="list359250302" text:style-name="L1">
        <text:list-item>
          <text:p text:style-name="P11">пользователь загружает субтитры серии, которую хочет посмотреть, <text:s/>на сервис;</text:p>
        </text:list-item>
        <text:list-item>
          <text:p text:style-name="P11">сервис строит словарь используемых слов и <text:span text:style-name="T1">выражений</text:span> в загруженном тексте субтитров;</text:p>
        </text:list-item>
        <text:list-item>
          <text:p text:style-name="P11">сервис выделяет из словаря серии неизвестные для пользователя слова и <text:s/>предоставляет их список с переводом и произношением;</text:p>
        </text:list-item>
        <text:list-item>
          <text:p text:style-name="P11">пользователь отмечает изученные или уже известные слова из полученного <text:s text:c="2"/>списка;</text:p>
        </text:list-item>
        <text:list-item>
          <text:p text:style-name="P11">сервис запоминает слова, которые пользователь отметил как (уже) известные ему, и при следующим запросе не выдаёт их.</text:p>
        </text:list-item>
      </text:list>
      <text:p text:style-name="Standard">Возможны (и ожидаемы) вариации способа получения субтитров к серии (например <text:s/>хранить каталог серий и сериалов, для которых сервис уже подготовил словари), вариации способа определения неизвестных слов (например путём определения с помощью теста примерного уровня знаний иностранного языка или известных областей языка пользователя, и выдача слов, которые статистически малоизвестны для класса людей, которому принадлежит пользователь).</text:p>
      <text:p text:style-name="Standard">Ввиду нетривиальности выделения из произвольного текста выражений и слов в исходной форме, предполагается некоторый элемент совместной работы пользователей по составлению такого словаря или редактированию автоматически созданного словаря.</text:p>
      <text:p text:style-name="Standard">Также пользователи могут совместно определять малоизвестные слова и выражения — эта статистика может использоваться при определении новых слов для других <text:s/>пользователей.</text:p>
      <text:h text:style-name="Heading_20_1" text:outline-level="1">Сравнение с аналогами</text:h>
      <text:p text:style-name="Text_20_body">Задачу, которую должен помочь решить проектируемый сервис, можно обобщить до следующей: конечному пользователю необходимо узнать незнакомые ему слова из иностранного текста и изучить их. Сервисов ни для решения поставленной задачи, ни для обобщённой задачи найдено не было, что, по видимому, связано со сложностью задачи и непрактичности тривиального решения (которое будет реализовано).</text:p>
      <text:h text:style-name="Heading_20_1" text:outline-level="1"><text:soft-page-break/>Целевая аудитория</text:h>
      <text:p text:style-name="Text_20_body">Данный сервис предназначается следующей аудитории:</text:p>
      <text:list xml:id="list1184892635" text:style-name="L2">
        <text:list-item>
          <text:p text:style-name="P8">русскоговорящие люди, изучающие английский язык,</text:p>
        </text:list-item>
        <text:list-item>
          <text:p text:style-name="P8">русскоговорящие люди, смотрящие фильмы и сериалы на иностранном языке.</text:p>
        </text:list-item>
      </text:list>
      <text:h text:style-name="Heading_20_2" text:outline-level="2">Пользовательские истории</text:h>
      <text:list xml:id="list2054419126" text:style-name="L3">
        <text:list-item>
          <text:p text:style-name="P9">Русский студент Боб учится на программиста. Он любит смотреть Американские юмористические сериалы на оригинальном языке, т. к. в <text:s/>переводах часто теряются шутки. Боб изучал английский в школе и читал большое количество технической документации на английском языке — он плохо знает грамматику Английского языка, но имеет неплохой словарный запас. Смотря серию на английском языке он понимает большую часть речи, и прерываться на то, чтобы найти в английском скрипте непонятое слово или выражение, а затем посмотреть его перевод, ему лень. Он бы очень хотел иметь список неизвестных ему слов перед просмотром серии, тогда он был бы мотивирован к изучению новых слов и смог бы смотреть сериалы с большей пользой.</text:p>
        </text:list-item>
        <text:list-item>
          <text:p text:style-name="P9">Русский дядюшка Сэм любит демократию, а также изучать Английский язык. Недавно он узнал про хороший метод изучения иностранного языка и иностранной культуры: через просмотр иностранных телевизионных передач на родном языке. Но специально подготовленных передач, которые были бы отсортированы в порядке увеличения сложности, со словарём новых и сложных слов, очень мало. Да и не всегда они ему интересны, а вот некоторые сериалы он видел уже на Русском языке, они ему очень понравились, и он был бы рад пересмотреть их в оригинале. Ему бы пригодился сервис, который бы подготавливал словарь для произвольного сериала, а также оценивал его сложность.</text:p>
        </text:list-item>
      </text:list>
      <text:h text:style-name="Heading_20_1" text:outline-level="1">Анализ требований</text:h>
      <text:p text:style-name="Text_20_body">Сайт должен представлять собой каталог англоязычных сериалов, где для каждого эпизода хранятся субтитры на английском языке, а также подготовленный словарь слов и выражений, используемых в эпизоде.</text:p>
      <text:p text:style-name="Text_20_body">Для каждого зарегистрированного пользователя, должна храниться статистика известных ему слов и выражений.</text:p>
      <text:p text:style-name="Text_20_body">Пользователь, авторизовавшись на сайте, может выбрать интересующий его эпизод сериала и получить список новых для него слов из данного эпизода. После получения списка новых слов должна происходить фаза корректировки, в процессе которой уточняется реальный список неизвестных слов. Для окончательного списка неизвестных слов и выражений должны приводятся переводы и транскрипции. В конце работы с одним эпизодом должна обновляться статистика неизвестных пользователю слов.</text:p>
      <text:p text:style-name="Text_20_body">Должна быть предоставлена возможность добавления нового сериала и эпизодов для него. Для нового эпизода пользователь предоставляет файл субтитров, по которому сервис автоматическим образом строит словарь. При необходимости, зарегистрированный привилегированный пользователь должен иметь возможность редактировать словарь эпизода.</text:p>
      <text:h text:style-name="Heading_20_1" text:outline-level="1"><text:soft-page-break/>Внешняя спецификация</text:h>
      <text:h text:style-name="Heading_20_2" text:outline-level="2">Варианты использования</text:h>
      <text:p text:style-name="Text_20_body">На Рис. <text:sequence-ref text:reference-format="value" text:ref-name="refРис.0">1</text:sequence-ref> приведена диаграмма вариантов использования сервиса.</text:p>
      <text:p text:style-name="Text_20_body"><draw:frame draw:style-name="fr1" draw:name="Frame1" text:anchor-type="paragraph" svg:width="6.4965in" draw:z-index="8"><draw:text-box fo:min-height="4.5846in"><text:p text:style-name="Рис."><draw:frame draw:style-name="fr4" draw:name="graphics1" text:anchor-type="paragraph" svg:x="0.0016in" svg:y="0.0008in" svg:width="6.4965in" style:rel-width="100%" svg:height="4.5846in" style:rel-height="scale" draw:z-index="9"><draw:image xlink:href="../use_case.eps" xlink:type="simple" xlink:show="embed" xlink:actuate="onLoad"/></draw:frame>Рис. <text:sequence text:ref-name="refРис.0" text:name="Рис." text:formula="ooow:Рис.+1" style:num-format="1">1</text:sequence>: Диаграмма вариантов использования</text:p></draw:text-box></draw:frame></text:p>
      <text:h text:style-name="Heading_20_2" text:outline-level="2">Диаграммы деятельности</text:h>
      <text:p text:style-name="Text_20_body">Регистрация, изменение привилегий пользователя, изменение описания эпизода и удаление эпизода являются тривиальными вариантами использования.</text:p>
      <text:p text:style-name="Text_20_body">Все эпизоды находятся в узлах дерева иерархии сериалов (дерево разделяет эпизоды по категориям, например Жанр → Года выхода на сериала на экран → Название сериала), а выбор эпизода представляет нахождение узла с интересующим эпизодом в этом дереве.</text:p>
      <text:p text:style-name="Text_20_body">На Рис. <text:sequence-ref text:reference-format="value" text:ref-name="refРис.1">2</text:sequence-ref> приведена диаграмма деятельности при добавлении эпизода.</text:p>
      <text:p text:style-name="Text_20_body">На Рис. <text:sequence-ref text:reference-format="value" text:ref-name="refРис.2">3</text:sequence-ref> приведена диаграмма деятельности при изменении словаря эпизода.</text:p>
      <text:p text:style-name="Text_20_body">На Рис. <text:sequence-ref text:reference-format="value" text:ref-name="refРис.3">4</text:sequence-ref> приведена диаграмма деятельности при ознакомлении со словарём эпизода.</text:p>
      <text:p text:style-name="P7"><draw:frame draw:style-name="fr2" draw:name="Frame5" text:anchor-type="paragraph" svg:width="6.4965in" draw:z-index="10"><draw:text-box fo:min-height="9.222in"><text:p text:style-name="Рис."><draw:frame draw:style-name="fr4" draw:name="graphics5" text:anchor-type="paragraph" svg:x="0.0016in" svg:y="0.0008in" svg:width="6.4965in" style:rel-width="100%" svg:height="9.222in" style:rel-height="scale" draw:z-index="11"><draw:image xlink:href="../activity_new_ep.eps" xlink:type="simple" xlink:show="embed" xlink:actuate="onLoad"/></draw:frame>Рис. <text:sequence text:ref-name="refРис.1" text:name="Рис." text:formula="ooow:Рис.+1" style:num-format="1">2</text:sequence>: Диаграмма деятельности при добавлении нового эпизода</text:p></draw:text-box></draw:frame><text:soft-page-break/></text:p>
      <text:p text:style-name="Text_20_body"><draw:frame draw:style-name="fr2" draw:name="Frame6" text:anchor-type="paragraph" svg:width="6.4965in" draw:z-index="0"><draw:text-box fo:min-height="9.8457in"><text:p text:style-name="Рис."><draw:frame draw:style-name="fr4" draw:name="graphics6" text:anchor-type="paragraph" svg:x="0.0016in" svg:y="0.0008in" svg:width="6.4965in" style:rel-width="100%" svg:height="9.8457in" style:rel-height="scale" draw:z-index="1"><draw:image xlink:href="../activity_edit_dict.eps" xlink:type="simple" xlink:show="embed" xlink:actuate="onLoad"/></draw:frame>Рис. <text:sequence text:ref-name="refРис.2" text:name="Рис." text:formula="ooow:Рис.+1" style:num-format="1">3</text:sequence>: Диаграмма деятельности при изменении словаря эпизода</text:p></draw:text-box></draw:frame><text:soft-page-break/></text:p>
      <text:p text:style-name="Text_20_body"><draw:frame draw:style-name="fr2" draw:name="Frame7" text:anchor-type="paragraph" svg:width="6.4965in" draw:z-index="6"><draw:text-box fo:min-height="9.2535in"><text:p text:style-name="Рис."><draw:frame draw:style-name="fr4" draw:name="graphics7" text:anchor-type="paragraph" svg:x="0.0016in" svg:y="0.0008in" svg:width="6.4965in" style:rel-width="100%" svg:height="9.2535in" style:rel-height="scale" draw:z-index="7"><draw:image xlink:href="../activity_learn_ep.eps" xlink:type="simple" xlink:show="embed" xlink:actuate="onLoad"/></draw:frame>Рис. <text:sequence text:ref-name="refРис.3" text:name="Рис." text:formula="ooow:Рис.+1" style:num-format="1">4</text:sequence>: Диаграмма деятельности при ознакомлении со словарём эпизода</text:p></draw:text-box></draw:frame><text:soft-page-break/></text:p>
      <text:h text:style-name="Heading_20_2" text:outline-level="2"><text:soft-page-break/>Диаграммы состояний</text:h>
      <text:p text:style-name="Text_20_body">На Рис. <text:sequence-ref text:reference-format="value" text:ref-name="refРис.4">5</text:sequence-ref> приведена диаграмма состояний пользователя с точки зрения его привилегий.</text:p>
      <text:p text:style-name="Text_20_body"><draw:frame draw:style-name="fr2" draw:name="Frame2" text:anchor-type="paragraph" svg:width="6.4965in" draw:z-index="4"><draw:text-box fo:min-height="4.0937in"><text:p text:style-name="Рис."><draw:frame draw:style-name="fr4" draw:name="graphics2" text:anchor-type="paragraph" svg:x="0.0016in" svg:y="0.0008in" svg:width="6.4965in" style:rel-width="100%" svg:height="4.0937in" style:rel-height="scale" draw:z-index="5"><draw:image xlink:href="../state.eps" xlink:type="simple" xlink:show="embed" xlink:actuate="onLoad"/></draw:frame>Рис. <text:sequence text:ref-name="refРис.4" text:name="Рис." text:formula="ooow:Рис.+1" style:num-format="1">5</text:sequence>: Диаграмма состояний привилегий пользователя</text:p></draw:text-box></draw:frame></text:p>
      <text:p text:style-name="Text_20_body"/>
      <text:h text:style-name="P17" text:outline-level="2">Прототип</text:h>
      <text:p text:style-name="Text_20_body">На Рис. <text:sequence-ref text:reference-format="value" text:ref-name="refРис.5">6</text:sequence-ref> приведён прототип страницы выбора эпизода.</text:p>
      <text:p text:style-name="Text_20_body">На Рис. <text:sequence-ref text:reference-format="value" text:ref-name="refРис.6">7</text:sequence-ref> приведён прототип страницы редактирования привилегий пользователя.</text:p>
      <text:p text:style-name="Text_20_body">На Рис. <text:sequence-ref text:reference-format="value" text:ref-name="refРис.7">8</text:sequence-ref> и Рис. <text:sequence-ref text:reference-format="value" text:ref-name="refРис.8">9</text:sequence-ref> приведёны прототипы страниц добавления эпизода.</text:p>
      <text:p text:style-name="Text_20_body">На Рис. <text:sequence-ref text:reference-format="value" text:ref-name="refРис.9">10</text:sequence-ref> приведён прототип страницы изменения словаря эпизода.</text:p>
      <text:p text:style-name="Text_20_body">На Рис. <text:sequence-ref text:reference-format="value" text:ref-name="refРис.10">11</text:sequence-ref> приведён прототип страницы ознакомления пользователем со словарём эпизода.</text:p>
      <text:p text:style-name="Text_20_body"><draw:frame draw:style-name="fr3" draw:name="Frame3" text:anchor-type="as-char" svg:width="4.7398in" draw:z-index="20"><draw:text-box fo:min-height="6.1874in"><text:p text:style-name="Рис."><draw:frame draw:style-name="fr5" draw:name="graphics3" text:anchor-type="paragraph" svg:x="0in" svg:y="0in" svg:width="4.7398in" style:rel-width="100%" svg:height="6.1902in" style:rel-height="scale" draw:z-index="21"><draw:image xlink:href="../proto_select_ep.png" xlink:type="simple" xlink:show="embed" xlink:actuate="onLoad"/></draw:frame>Рис. <text:sequence text:ref-name="refРис.5" text:name="Рис." text:formula="ooow:Рис.+1" style:num-format="1">6</text:sequence>: Прототип страницы выбора эпизода</text:p></draw:text-box></draw:frame></text:p>
      <text:p text:style-name="Text_20_body"/>
      <text:p text:style-name="P7"><draw:frame draw:style-name="fr2" draw:name="Frame4" text:anchor-type="paragraph" svg:width="5.9165in" draw:z-index="2"><draw:text-box fo:min-height="3.2291in"><text:p text:style-name="Рис."><draw:frame draw:style-name="fr5" draw:name="graphics4" text:anchor-type="paragraph" svg:x="0.0016in" svg:y="0.0008in" svg:width="5.9165in" style:rel-width="100%" svg:height="3.2291in" style:rel-height="scale" draw:z-index="3"><draw:image xlink:href="../proto_edit_priv.png" xlink:type="simple" xlink:show="embed" xlink:actuate="onLoad"/></draw:frame>Рис. <text:sequence text:ref-name="refРис.6" text:name="Рис." text:formula="ooow:Рис.+1" style:num-format="1">7</text:sequence>: Прототип страницы редактирования привилегий</text:p></draw:text-box></draw:frame><text:soft-page-break/></text:p>
      <text:p text:style-name="Text_20_body"><draw:frame draw:style-name="fr2" draw:name="Frame8" text:anchor-type="paragraph" svg:width="5in" draw:z-index="12"><draw:text-box fo:min-height="6.8854in"><text:p text:style-name="Рис."><draw:frame draw:style-name="fr5" draw:name="graphics8" text:anchor-type="paragraph" svg:x="0.0016in" svg:y="0.0008in" svg:width="5in" style:rel-width="100%" svg:height="6.8854in" style:rel-height="scale" draw:z-index="13"><draw:image xlink:href="../proto_add_ep.png" xlink:type="simple" xlink:show="embed" xlink:actuate="onLoad"/></draw:frame>Рис. <text:sequence text:ref-name="refРис.7" text:name="Рис." text:formula="ooow:Рис.+1" style:num-format="1">8</text:sequence>: Прототип страницы добавления эпизода. Заполнение описания</text:p></draw:text-box></draw:frame><text:soft-page-break/></text:p>
      <text:p text:style-name="Text_20_body"><draw:frame draw:style-name="fr2" draw:name="Frame9" text:anchor-type="paragraph" svg:width="5.0417in" draw:z-index="14"><draw:text-box fo:min-height="2.0728in"><text:p text:style-name="Рис."><draw:frame draw:style-name="fr5" draw:name="graphics9" text:anchor-type="paragraph" svg:x="0.0016in" svg:y="0.0008in" svg:width="5.0417in" style:rel-width="100%" svg:height="2.0728in" style:rel-height="scale" draw:z-index="15"><draw:image xlink:href="../proto_upload_subt.png" xlink:type="simple" xlink:show="embed" xlink:actuate="onLoad"/></draw:frame>Рис. <text:sequence text:ref-name="refРис.8" text:name="Рис." text:formula="ooow:Рис.+1" style:num-format="1">9</text:sequence>: Прототип страницы добавления эпизода. Загрузка субтитров</text:p></draw:text-box></draw:frame><text:soft-page-break/></text:p>
      <text:p text:style-name="Text_20_body"><draw:frame draw:style-name="fr2" draw:name="Frame10" text:anchor-type="paragraph" svg:width="5.2189in" draw:z-index="16"><draw:text-box fo:min-height="4.2917in"><text:p text:style-name="Рис."><draw:frame draw:style-name="fr5" draw:name="graphics10" text:anchor-type="paragraph" svg:x="0.0016in" svg:y="0.0008in" svg:width="5.2189in" style:rel-width="100%" svg:height="4.2917in" style:rel-height="scale" draw:z-index="17"><draw:image xlink:href="../proto_edit_dict.png" xlink:type="simple" xlink:show="embed" xlink:actuate="onLoad"/></draw:frame>Рис. <text:sequence text:ref-name="refРис.9" text:name="Рис." text:formula="ooow:Рис.+1" style:num-format="1">10</text:sequence>: Прототип страницы изменения словаря эпизода</text:p></draw:text-box></draw:frame></text:p>
      <text:p text:style-name="Text_20_body"><draw:frame draw:style-name="fr2" draw:name="Frame11" text:anchor-type="paragraph" svg:width="6.0937in" draw:z-index="18"><draw:text-box fo:min-height="4.2083in"><text:p text:style-name="Рис."><draw:frame draw:style-name="fr5" draw:name="graphics11" text:anchor-type="paragraph" svg:x="0.0016in" svg:y="0.0008in" svg:width="6.0937in" style:rel-width="100%" svg:height="4.2083in" style:rel-height="scale" draw:z-index="19"><draw:image xlink:href="../proto_learn_ep.png" xlink:type="simple" xlink:show="embed" xlink:actuate="onLoad"/></draw:frame>Рис. <text:sequence text:ref-name="refРис.10" text:name="Рис." text:formula="ooow:Рис.+1" style:num-format="1">11</text:sequence>: Прототип страницы ознакомления со словарём эпизода</text:p></draw:text-box></draw:frame><text:soft-page-break/></text:p>
      <text:h text:style-name="Heading_20_1" text:outline-level="1">Руководство пользователя</text:h>
      <text:p text:style-name="Text_20_body"/>
      <text:h text:style-name="Heading_20_1" text:outline-level="1">План тестирования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" svg:font-family="'DejaVu Sans'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ru" fo:country="RU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in" style:auto-text-indent="false" style:shadow="none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Text_20_body" style:class="extra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 style:master-page-name="Standard">
      <style:paragraph-properties fo:text-align="center" style:justify-single-word="false" fo:orphans="0" fo:widows="0" style:page-number="auto"/>
      <style:text-properties fo:font-size="12pt" style:font-size-asian="12pt" style:font-size-complex="12pt"/>
    </style:style>
    <style:style style:name="MP3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Санкт-Петербургский государственный политехнический университет</text:p>
        <text:p text:style-name="MP3">Физико-механический факультет</text:p>
        <text:p text:style-name="MP3">Кафедра прикладной математики</text:p>
      </style:header>
      <style:footer>
        <text:p text:style-name="MP1">Санкт-Петербург</text:p>
        <text:p text:style-name="MP1">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Руцкий В</dc:title>
    <meta:initial-creator>user_phmf6</meta:initial-creator>
    <meta:creation-date>2010-09-24T07:51:00</meta:creation-date>
    <dc:creator>Vladimir Rutsky</dc:creator>
    <dc:date>2011-02-16T16:38:08</dc:date>
    <meta:editing-cycles>110</meta:editing-cycles>
    <meta:editing-duration>PT115H02M56S</meta:editing-duration>
    <meta:generator>OpenOffice.org/3.2$Unix OpenOffice.org_project/320m12$Build-9483</meta:generator>
    <meta:printed-by>Vladimir Rutsky</meta:printed-by>
    <meta:print-date>2011-02-15T14:46:07</meta:print-date>
    <meta:document-statistic meta:table-count="0" meta:image-count="11" meta:object-count="0" meta:page-count="14" meta:paragraph-count="87" meta:word-count="1062" meta:character-count="7970"/>
    <meta:user-defined meta:name="Info 1"/>
    <meta:user-defined meta:name="Info 2"/>
    <meta:user-defined meta:name="Info 3"/>
    <meta:user-defined meta:name="Info 4"/>
  </office:meta>
</office:document-meta>
</file>